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buntu server Software: </text:p>
      <text:p text:style-name="Standard">Ubuntu 12.04.1 LTS</text:p>
      <text:p text:style-name="P2">Teamviewer 8.0.17147</text:p>
      <text:p text:style-name="P4">Windows server Software: </text:p>
      <text:p text:style-name="P1">Windows 7</text:p>
      <text:p text:style-name="P1"><draw:line text:anchor-type="paragraph" draw:z-index="8" draw:style-name="gr1" draw:text-style-name="P5" svg:x1="3.628in" svg:y1="1.7921in" svg:x2="4.2969in" svg:y2="1.7484in"><text:p text:style-name="P5">Jtag connector</text:p></draw:line><draw:line text:anchor-type="paragraph" draw:z-index="7" draw:style-name="gr1" draw:text-style-name="P5" svg:x1="0.9189in" svg:y1="1.2571in" svg:x2="2.6287in" svg:y2="1.7087in"><text:p text:style-name="P5">Serial0(tty to usb)</text:p></draw:line><draw:line text:anchor-type="paragraph" draw:z-index="6" draw:style-name="gr1" draw:text-style-name="P5" svg:x1="0.9189in" svg:y1="1.6736in" svg:x2="2.6287in" svg:y2="1.778in"><text:p text:style-name="P5">Serial2(tty to usb)</text:p></draw:line><draw:line text:anchor-type="paragraph" draw:z-index="5" draw:style-name="gr1" draw:text-style-name="P5" svg:x1="0.9189in" svg:y1="2.2732in" svg:x2="2.6287in" svg:y2="1.778in"><text:p text:style-name="P5">Ethernet</text:p></draw:line><draw:rect text:anchor-type="paragraph" draw:z-index="0" draw:style-name="gr1" draw:text-style-name="P5" svg:width="1.0685in" svg:height="2.4224in" svg:x="-0.1492in" svg:y="0.4665in"><text:p text:style-name="P5">Ubuntu - Server</text:p></draw:rect><draw:rect text:anchor-type="paragraph" draw:z-index="1" draw:style-name="gr1" draw:text-style-name="P5" svg:width="0.8079in" svg:height="0.148in" svg:x="2.6283in" svg:y="1.7083in"><text:p text:style-name="P5">6043 board</text:p></draw:rect><draw:rect text:anchor-type="paragraph" draw:z-index="2" draw:style-name="gr1" draw:text-style-name="P5" svg:width="1.2071in" svg:height="2.4587in" svg:x="6.1528in" svg:y="0.4398in"><text:p text:style-name="P5">Windows - Server</text:p></draw:rect><draw:rect text:anchor-type="paragraph" draw:z-index="3" draw:style-name="gr1" draw:text-style-name="P5" svg:width="1.0594in" svg:height="0.148in" svg:x="4.4173in" svg:y="1.6744in"><text:p text:style-name="P5">J-tag Debugger</text:p></draw:rect><draw:line text:anchor-type="paragraph" draw:z-index="4" draw:style-name="gr1" draw:text-style-name="P5" svg:x1="5.45in" svg:y1="1.7181in" svg:x2="6.1528in" svg:y2="1.7181in"><text:p text:style-name="P5">usb</text:p></draw:line>Teamviewer 8.0.17147</text:p>
      <text:p text:style-name="P1">Chameleon J-tag debugger softwa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2:27:46</meta:creation-date>
    <dc:date>2013-06-20T12:49:04</dc:date>
    <meta:editing-duration>PT5M54S</meta:editing-duration>
    <meta:editing-cycles>1</meta:editing-cycles>
    <meta:document-statistic meta:table-count="0" meta:image-count="0" meta:object-count="0" meta:page-count="1" meta:paragraph-count="7" meta:word-count="19" meta:character-count="151" meta:non-whitespace-character-count="135"/>
    <meta:generator>LibreOffice/3.5$Linux_X86_64 LibreOffice_project/350m1$Build-2</meta:generator>
  </office:meta>
</office:document-meta>
</file>